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65in"/>
    </style:style>
    <style:style style:name="co2" style:family="table-column">
      <style:table-column-properties fo:break-before="auto" style:column-width="0.898in"/>
    </style:style>
    <style:style style:name="co3" style:family="table-column">
      <style:table-column-properties fo:break-before="auto" style:column-width="1.4535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1.3547in"/>
    </style:style>
    <style:style style:name="co6" style:family="table-column">
      <style:table-column-properties fo:break-before="auto" style:column-width="0.3201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450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svg:width="9.339in" svg:height="6.7862in" svg:x="1.1449in" svg:y="1.3319in">
            <draw:object draw:notify-on-update-of-ranges="Sheet1.B1:Sheet1.B1 Sheet1.B2:Sheet1.B7 Sheet1.A2:Sheet1.A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in" svg:height="6.8366in" svg:x="1.1118in" svg:y="8.2331in">
            <draw:object draw:notify-on-update-of-ranges="Sheet1.C1:Sheet1.C1 Sheet1.C2:Sheet1.C7 Sheet1.A2:Sheet1.A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office:value-type="string">
            <text:p>Distance (feet)</text:p>
          </table:table-cell>
          <table:table-cell office:value-type="string">
            <text:p>Left ticks</text:p>
          </table:table-cell>
          <table:table-cell office:value-type="string">
            <text:p>Right ticks</text:p>
          </table:table-cell>
          <table:table-cell/>
          <table:table-cell office:value-type="string">
            <text:p>From plot trendlines:</text:p>
          </table:table-cell>
          <table:table-cell table:number-columns-repeated="3"/>
          <table:table-cell table:style-name="ce8" office:value-type="string" table:number-columns-spanned="4" table:number-rows-spanned="1">
            <text:p>COMMON SENSE CHECK</text:p>
          </table:table-cell>
          <table:covered-table-cell table:number-columns-repeated="3" table:style-name="ce8"/>
          <table:table-cell table:style-name="ce18" office:value-type="string">
            <text:p>Measured diameter</text:p>
          </table:table-cell>
          <table:table-cell table:style-name="ce18" table:number-columns-repeated="2"/>
          <table:table-cell table:style-name="ce26"/>
          <table:table-cell table:number-columns-repeated="1008"/>
        </table:table-row>
        <table:table-row table:style-name="ro1">
          <table:table-cell table:number-columns-repeated="3" office:value-type="float" office:value="0">
            <text:p>0</text:p>
          </table:table-cell>
          <table:table-cell/>
          <table:table-cell table:style-name="ce2" office:value-type="string">
            <text:p>Left ticks per foot =</text:p>
          </table:table-cell>
          <table:table-cell table:style-name="ce3" table:formula="of:=SLOPE([.B2:.B7];[.A2:.A7])" office:value-type="float" office:value="10003.280126616">
            <text:p>10003.280126616</text:p>
          </table:table-cell>
          <table:table-cell table:number-columns-repeated="2"/>
          <table:table-cell table:style-name="ce9" office:value-type="string">
            <text:p>Ticks per rotation =</text:p>
          </table:table-cell>
          <table:table-cell table:style-name="ce13" office:value-type="float" office:value="12000">
            <text:p>12000</text:p>
          </table:table-cell>
          <table:table-cell table:style-name="ce13" table:number-columns-repeated="2"/>
          <table:table-cell table:style-name="ce19" office:value-type="string">
            <text:p>L =</text:p>
          </table:table-cell>
          <table:table-cell table:style-name="ce23" office:value-type="float" office:value="11.7">
            <text:p>11.7</text:p>
          </table:table-cell>
          <table:table-cell table:style-name="ce13" office:value-type="string">
            <text:p>cm</text:p>
          </table:table-cell>
          <table:table-cell table:style-name="ce27"/>
          <table:table-cell table:number-columns-repeated="1008"/>
        </table:table-row>
        <table:table-row table:style-name="ro1">
          <table:table-cell office:value-type="float" office:value="24.095">
            <text:p>24.095</text:p>
          </table:table-cell>
          <table:table-cell office:value-type="float" office:value="239996">
            <text:p>239996</text:p>
          </table:table-cell>
          <table:table-cell office:value-type="float" office:value="238334">
            <text:p>238334</text:p>
          </table:table-cell>
          <table:table-cell/>
          <table:table-cell table:style-name="ce2" office:value-type="string">
            <text:p>Right ticks per foot =</text:p>
          </table:table-cell>
          <table:table-cell table:style-name="ce3" table:formula="of:=SLOPE([.C2:.C7];[.A2:.A7])" office:value-type="float" office:value="9912.35971679875">
            <text:p>9912.3597167988</text:p>
          </table:table-cell>
          <table:table-cell table:number-columns-repeated="2"/>
          <table:table-cell table:style-name="ce10"/>
          <table:table-cell table:style-name="ce13" table:number-columns-repeated="3"/>
          <table:table-cell table:style-name="ce19" office:value-type="string">
            <text:p>R =</text:p>
          </table:table-cell>
          <table:table-cell table:style-name="ce23" office:value-type="float" office:value="11.8">
            <text:p>11.8</text:p>
          </table:table-cell>
          <table:table-cell table:style-name="ce13" office:value-type="string">
            <text:p>cm</text:p>
          </table:table-cell>
          <table:table-cell table:style-name="ce27"/>
          <table:table-cell table:number-columns-repeated="1008"/>
        </table:table-row>
        <table:table-row table:style-name="ro1">
          <table:table-cell office:value-type="float" office:value="33.625">
            <text:p>33.625</text:p>
          </table:table-cell>
          <table:table-cell office:value-type="float" office:value="335933">
            <text:p>335933</text:p>
          </table:table-cell>
          <table:table-cell office:value-type="float" office:value="332613">
            <text:p>332613</text:p>
          </table:table-cell>
          <table:table-cell table:number-columns-repeated="2"/>
          <table:table-cell table:style-name="ce2" office:value-type="string">
            <text:p>cm per foot =</text:p>
          </table:table-cell>
          <table:table-cell table:style-name="ce3" office:value-type="float" office:value="30.48">
            <text:p>30.48</text:p>
          </table:table-cell>
          <table:table-cell/>
          <table:table-cell table:style-name="ce11" office:value-type="string" table:number-columns-spanned="3" table:number-rows-spanned="1">
            <text:p>Circumference from ticks/cm</text:p>
          </table:table-cell>
          <table:covered-table-cell table:number-columns-repeated="2" table:style-name="ce11"/>
          <table:table-cell table:style-name="ce16"/>
          <table:table-cell table:style-name="ce20" office:value-type="string" table:number-columns-spanned="4" table:number-rows-spanned="1">
            <text:p>Circumference from measurement</text:p>
          </table:table-cell>
          <table:covered-table-cell table:number-columns-repeated="3" table:style-name="ce20"/>
          <table:table-cell table:number-columns-repeated="1008"/>
        </table:table-row>
        <table:table-row table:style-name="ro1">
          <table:table-cell office:value-type="float" office:value="20.37">
            <text:p>20.37</text:p>
          </table:table-cell>
          <table:table-cell office:value-type="float" office:value="203706">
            <text:p>203706</text:p>
          </table:table-cell>
          <table:table-cell office:value-type="float" office:value="201070">
            <text:p>201070</text:p>
          </table:table-cell>
          <table:table-cell table:number-columns-repeated="2"/>
          <table:table-cell table:style-name="ce4" office:value-type="string">
            <text:p>L ticks/cm =</text:p>
          </table:table-cell>
          <table:table-cell table:style-name="ce6" table:formula="of:=[.F2]/[.G4]" office:value-type="float" office:value="328.191605203937">
            <text:p>328.1916052039</text:p>
          </table:table-cell>
          <table:table-cell/>
          <table:table-cell table:style-name="ce12" office:value-type="string">
            <text:p>L =</text:p>
          </table:table-cell>
          <table:table-cell table:style-name="ce14" table:formula="of:=[.J2]/[.G5]" office:value-type="float" office:value="36.5640065428951">
            <text:p>36.5640065429</text:p>
          </table:table-cell>
          <table:table-cell table:style-name="ce14" office:value-type="string">
            <text:p>cm</text:p>
          </table:table-cell>
          <table:table-cell table:style-name="ce17"/>
          <table:table-cell table:style-name="ce21" office:value-type="string">
            <text:p>L =</text:p>
          </table:table-cell>
          <table:table-cell table:style-name="ce24" table:formula="of:=PI()*[.N2]" office:value-type="float" office:value="36.7566340470006">
            <text:p>36.756634047</text:p>
          </table:table-cell>
          <table:table-cell table:style-name="ce17" office:value-type="string">
            <text:p>cm</text:p>
          </table:table-cell>
          <table:table-cell table:style-name="ce28"/>
          <table:table-cell table:number-columns-repeated="100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00001">
            <text:p>300001</text:p>
          </table:table-cell>
          <table:table-cell office:value-type="float" office:value="296873">
            <text:p>296873</text:p>
          </table:table-cell>
          <table:table-cell table:number-columns-repeated="2"/>
          <table:table-cell table:style-name="ce5" office:value-type="string">
            <text:p>R ticks/cm =</text:p>
          </table:table-cell>
          <table:table-cell table:style-name="ce7" table:formula="of:=[.F3]/[.G4]" office:value-type="float" office:value="325.208652125943">
            <text:p>325.2086521259</text:p>
          </table:table-cell>
          <table:table-cell/>
          <table:table-cell table:style-name="ce5" office:value-type="string">
            <text:p>R =</text:p>
          </table:table-cell>
          <table:table-cell table:style-name="ce15" table:formula="of:=[.J2]/[.G6]" office:value-type="float" office:value="36.899387275074">
            <text:p>36.8993872751</text:p>
          </table:table-cell>
          <table:table-cell table:style-name="ce15" office:value-type="string">
            <text:p>cm</text:p>
          </table:table-cell>
          <table:table-cell table:style-name="ce15"/>
          <table:table-cell table:style-name="ce22" office:value-type="string">
            <text:p>R =</text:p>
          </table:table-cell>
          <table:table-cell table:style-name="ce25" table:formula="of:=PI()*[.N3]" office:value-type="float" office:value="37.0707933123596">
            <text:p>37.0707933124</text:p>
          </table:table-cell>
          <table:table-cell table:style-name="ce15" office:value-type="string">
            <text:p>cm</text:p>
          </table:table-cell>
          <table:table-cell table:style-name="ce29"/>
          <table:table-cell table:number-columns-repeated="1008"/>
        </table:table-row>
        <table:table-row table:style-name="ro1">
          <table:table-cell office:value-type="float" office:value="53.97">
            <text:p>53.97</text:p>
          </table:table-cell>
          <table:table-cell office:value-type="float" office:value="539866">
            <text:p>539866</text:p>
          </table:table-cell>
          <table:table-cell office:value-type="float" office:value="534932">
            <text:p>534932</text:p>
          </table:table-cell>
          <table:table-cell table:number-columns-repeated="5"/>
          <table:table-cell table:style-name="ce13" table:number-columns-repeated="4"/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5:27:13</meta:creation-date>
    <meta:initial-creator>Scott Bronikowski</meta:initial-creator>
    <meta:editing-cycles>1</meta:editing-cycles>
    <meta:editing-duration>P0D</meta:editing-duration>
    <meta:generator>LibreOffice/3.5$Linux_X86_64 LibreOffice_project/350m1$Build-2</meta:generator>
    <dc:date>2014-07-10T16:15:55</dc:date>
    <dc:creator>Scott Bronikowski</dc:creator>
    <meta:document-statistic meta:table-count="3" meta:cell-count="5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regression-type="linear"/>
      <style:graphic-properties draw:stroke="none" svg:stroke-color="#0047ff" draw:fill-color="#0047ff"/>
      <style:text-properties fo:font-size="10pt" style:font-size-asian="10pt" style:font-size-complex="10pt"/>
    </style:style>
    <style:style style:name="ch9" style:family="chart">
      <style:graphic-properties svg:stroke-color="#0047ff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722cm" svg:height="17.238cm" xlink:href=".." xlink:type="simple" chart:class="chart:scatter" chart:style-name="ch1">
        <chart:title svg:x="8.92cm" svg:y="0.48cm" chart:style-name="ch2">
          <text:p>Left wheel ticks vs distance</text:p>
        </chart:title>
        <chart:plot-area chart:style-name="ch3" table:cell-range-address="Sheet1.A2:Sheet1.B7 Sheet1.B1:Sheet1.B1" chart:data-source-has-labels="row" svg:x="1.485cm" svg:y="2.291cm" svg:width="21.289cm" svg:height="13.622cm">
          <chartooo:coordinate-region svg:x="2.847cm" svg:y="2.49cm" svg:width="19.74cm" svg:height="12.776cm"/>
          <chart:axis chart:dimension="x" chart:name="primary-x" chart:style-name="ch4">
            <chart:title svg:x="10.974cm" svg:y="16.257cm" chart:style-name="ch5">
              <text:p>Distance (feet)</text:p>
            </chart:title>
          </chart:axis>
          <chart:axis chart:dimension="y" chart:name="primary-y" chart:style-name="ch4">
            <chart:title svg:x="0.451cm" svg:y="10.906cm" chart:style-name="ch6">
              <text:p>Left wheel ticks (count)</text:p>
            </chart:title>
            <chart:grid chart:style-name="ch7" chart:class="major"/>
          </chart:axis>
          <chart:series chart:style-name="ch8" chart:values-cell-range-address="Sheet1.B2:Sheet1.B7" chart:label-cell-address="Sheet1.B1:Sheet1.B1" chart:class="chart:scatter">
            <chart:domain table:cell-range-address="Sheet1.A2:Sheet1.A7"/>
            <chart:regression-curve chart:style-name="ch9">
              <chart:equation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 tick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95">
                <text:p>24.095</text:p>
              </table:table-cell>
              <table:table-cell office:value-type="float" office:value="239996">
                <text:p>239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25">
                <text:p>33.625</text:p>
              </table:table-cell>
              <table:table-cell office:value-type="float" office:value="335933">
                <text:p>335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7">
                <text:p>20.37</text:p>
              </table:table-cell>
              <table:table-cell office:value-type="float" office:value="203706">
                <text:p>203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00001">
                <text:p>3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97">
                <text:p>53.97</text:p>
              </table:table-cell>
              <table:table-cell office:value-type="float" office:value="539866">
                <text:p>539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6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regression-type="linear"/>
      <style:graphic-properties draw:stroke="none" svg:stroke-color="#dc2300" draw:fill-color="#dc2300"/>
      <style:text-properties fo:font-size="10pt" style:font-size-asian="10pt" style:font-size-complex="10pt"/>
    </style:style>
    <style:style style:name="ch9" style:family="chart">
      <style:graphic-properties svg:stroke-color="#dc2300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75cm" svg:height="17.366cm" xlink:href=".." xlink:type="simple" chart:class="chart:scatter" chart:style-name="ch1">
        <chart:title svg:x="8.775cm" svg:y="0.483cm" chart:style-name="ch2">
          <text:p>Right wheel ticks vs distance</text:p>
        </chart:title>
        <chart:plot-area chart:style-name="ch3" table:cell-range-address="Sheet1.A2:Sheet1.A7 Sheet1.C1:Sheet1.C7" chart:data-source-has-labels="row" svg:x="1.486cm" svg:y="2.303cm" svg:width="21.314cm" svg:height="13.735cm">
          <chartooo:coordinate-region svg:x="2.848cm" svg:y="2.502cm" svg:width="19.766cm" svg:height="12.889cm"/>
          <chart:axis chart:dimension="x" chart:name="primary-x" chart:style-name="ch4">
            <chart:title svg:x="10.988cm" svg:y="16.385cm" chart:style-name="ch5">
              <text:p>Distance (feet)</text:p>
            </chart:title>
          </chart:axis>
          <chart:axis chart:dimension="y" chart:name="primary-y" chart:style-name="ch4">
            <chart:title svg:x="0.451cm" svg:y="11.066cm" chart:style-name="ch6">
              <text:p>Right wheel ticks (count)</text:p>
            </chart:title>
            <chart:grid chart:style-name="ch7" chart:class="major"/>
          </chart:axis>
          <chart:series chart:style-name="ch8" chart:values-cell-range-address="Sheet1.C2:Sheet1.C7" chart:label-cell-address="Sheet1.C1:Sheet1.C1" chart:class="chart:scatter">
            <chart:domain table:cell-range-address="Sheet1.A2:Sheet1.A7"/>
            <chart:regression-curve chart:style-name="ch9">
              <chart:equation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ight ti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095">
                <text:p>24.095</text:p>
              </table:table-cell>
              <table:table-cell office:value-type="float" office:value="238334">
                <text:p>238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625">
                <text:p>33.625</text:p>
              </table:table-cell>
              <table:table-cell office:value-type="float" office:value="332613">
                <text:p>332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7">
                <text:p>20.37</text:p>
              </table:table-cell>
              <table:table-cell office:value-type="float" office:value="201070">
                <text:p>2010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96873">
                <text:p>296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97">
                <text:p>53.97</text:p>
              </table:table-cell>
              <table:table-cell office:value-type="float" office:value="534932">
                <text:p>534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